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8000" draw:marker-start-width="0.5cm" draw:marker-end-width="0.5cm" draw:fill="solid" draw:fill-color="#660066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1cm" svg:stroke-color="#808019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textarea-horizontal-align="center" draw:textarea-vertical-align="middle"/>
    </style:style>
    <style:style style:name="gr8" style:family="graphic" style:parent-style-name="standard">
      <style:graphic-properties draw:stroke="solid" svg:stroke-width="0cm" svg:stroke-color="#666699" draw:marker-end="Line_20_Arrow_20_1" draw:fill="solid" draw:fill-color="#5e11a6" draw:textarea-horizontal-align="center" draw:textarea-vertical-align="middle"/>
    </style:style>
    <style:style style:name="gr9" style:family="graphic" style:parent-style-name="standard">
      <style:graphic-properties draw:stroke="solid" svg:stroke-width="0.1cm" svg:stroke-color="#dc2300" draw:marker-start-width="0.35cm" draw:marker-end-width="0.35cm" draw:fill="solid" draw:fill-color="#5e11a6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cm" draw:marker-start-width="0cm" draw:marker-end-width="0cm" draw:fill="solid" draw:fill-color="#dc230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Fine_20_Dashed" svg:stroke-width="0.1cm" svg:stroke-color="#3333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ffff00" fo:font-family="'Liberation Sans'" style:font-family-generic="swiss" style:font-pitch="variable" fo:font-size="18pt" style:font-size-asian="18pt" style:font-size-complex="18pt"/>
    </style:style>
    <style:style style:name="P4" style:family="paragraph">
      <style:text-properties fo:color="#000080" fo:font-size="14pt" style:font-size-asian="14pt" style:font-size-complex="14pt"/>
    </style:style>
    <style:style style:name="T1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00" fo:font-family="'Liberation Sans'" style:font-family-generic="swiss" style:font-pitch="variable" fo:font-size="18pt" style:font-size-asian="18pt" style:font-size-complex="18pt"/>
    </style:style>
    <style:style style:name="T4" style:family="text">
      <style:text-properties fo:color="#00008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5cm" svg:y1="2.5cm" svg:x2="5.5cm" svg:y2="2.5cm">
          <text:p/>
        </draw:line>
        <draw:g>
          <draw:custom-shape draw:style-name="gr2" draw:text-style-name="P1" draw:layer="layout" svg:width="1cm" svg:height="1cm" draw:transform="rotate (1.56835286584181) translate (12.5cm 3cm)">
            <text:p/>
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12.714cm" svg:y1="3.334cm" svg:x2="12.715cm" svg:y2="3cm">
            <text:p/>
          </draw:line>
          <draw:line draw:style-name="gr3" draw:text-style-name="P1" draw:layer="layout" svg:x1="13.306cm" svg:y1="3.336cm" svg:x2="13.307cm" svg:y2="3.002cm">
            <text:p/>
          </draw:line>
        </draw:g>
        <draw:g>
          <draw:frame draw:style-name="gr4" draw:text-style-name="P2" draw:layer="layout" svg:width="2.483cm" svg:height="1.462cm" svg:x="16.635cm" svg:y="14.376cm">
            <draw:text-box>
              <text:p text:style-name="P2"><text:span text:style-name="T1">gitosis</text:span></text:p>
              <text:p text:style-name="P2"><text:span text:style-name="T2">访问控制</text:span></text:p>
            </draw:text-box>
          </draw:frame>
          <draw:g>
            <draw:custom-shape draw:style-name="gr5" draw:text-style-name="P1" draw:layer="layout" svg:width="4.5cm" svg:height="3.5cm" svg:x="1.677cm" svg:y="16.1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4.5cm" svg:height="3.5cm" svg:x="6.677cm" svg:y="16.1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4.5cm" svg:height="3.5cm" svg:x="11.677cm" svg:y="16.1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14.5cm" svg:height="5cm" svg:x="1.677cm" svg:y="9.67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rect draw:style-name="gr7" draw:text-style-name="P1" draw:layer="layout" svg:width="3.5cm" svg:height="1.5cm" svg:x="2.152cm" svg:y="17.533cm">
                  <text:p/>
                </draw:rect>
                <draw:line draw:style-name="gr1" draw:text-style-name="P1" draw:layer="layout" svg:x1="2.703cm" svg:y1="18.33cm" svg:x2="3.203cm" svg:y2="18.33cm">
                  <text:p/>
                </draw:line>
                <draw:line draw:style-name="gr1" draw:text-style-name="P1" draw:layer="layout" svg:x1="3.703cm" svg:y1="18.33cm" svg:x2="4.203cm" svg:y2="18.33cm">
                  <text:p/>
                </draw:line>
                <draw:line draw:style-name="gr1" draw:text-style-name="P1" draw:layer="layout" svg:x1="4.703cm" svg:y1="18.33cm" svg:x2="5.203cm" svg:y2="18.33cm">
                  <text:p/>
                </draw:line>
                <draw:line draw:style-name="gr1" draw:text-style-name="P1" draw:layer="layout" svg:x1="2.703cm" svg:y1="18.83cm" svg:x2="3.203cm" svg:y2="18.83cm">
                  <text:p/>
                </draw:line>
                <draw:line draw:style-name="gr1" draw:text-style-name="P1" draw:layer="layout" svg:x1="3.703cm" svg:y1="18.83cm" svg:x2="4.203cm" svg:y2="18.83cm">
                  <text:p/>
                </draw:line>
                <draw:line draw:style-name="gr1" draw:text-style-name="P1" draw:layer="layout" svg:x1="4.703cm" svg:y1="18.83cm" svg:x2="5.203cm" svg:y2="18.83cm">
                  <text:p/>
                </draw:line>
              </draw:g>
              <draw:g>
                <draw:custom-shape draw:style-name="gr2" draw:text-style-name="P1" draw:layer="layout" svg:width="1cm" svg:height="1cm" draw:transform="rotate (1.56835286584181) translate (3.442cm 17.508cm)">
                  <text:p/>
      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      </draw:custom-shape>
                <draw:line draw:style-name="gr3" draw:text-style-name="P1" draw:layer="layout" svg:x1="3.656cm" svg:y1="17.842cm" svg:x2="3.657cm" svg:y2="17.508cm">
                  <text:p/>
                </draw:line>
                <draw:line draw:style-name="gr3" draw:text-style-name="P1" draw:layer="layout" svg:x1="4.248cm" svg:y1="17.844cm" svg:x2="4.249cm" svg:y2="17.51cm">
                  <text:p/>
                </draw:line>
              </draw:g>
              <draw:g>
                <draw:rect draw:style-name="gr7" draw:text-style-name="P1" draw:layer="layout" svg:width="3.5cm" svg:height="1.5cm" svg:x="2.177cm" svg:y="11.676cm">
                  <text:p/>
                </draw:rect>
                <draw:line draw:style-name="gr1" draw:text-style-name="P1" draw:layer="layout" svg:x1="2.677cm" svg:y1="12.176cm" svg:x2="3.177cm" svg:y2="12.176cm">
                  <text:p/>
                </draw:line>
                <draw:line draw:style-name="gr1" draw:text-style-name="P1" draw:layer="layout" svg:x1="3.677cm" svg:y1="12.176cm" svg:x2="4.177cm" svg:y2="12.176cm">
                  <text:p/>
                </draw:line>
                <draw:line draw:style-name="gr1" draw:text-style-name="P1" draw:layer="layout" svg:x1="4.677cm" svg:y1="12.176cm" svg:x2="5.177cm" svg:y2="12.176cm">
                  <text:p/>
                </draw:line>
                <draw:line draw:style-name="gr1" draw:text-style-name="P1" draw:layer="layout" svg:x1="2.677cm" svg:y1="12.676cm" svg:x2="3.177cm" svg:y2="12.676cm">
                  <text:p/>
                </draw:line>
                <draw:line draw:style-name="gr1" draw:text-style-name="P1" draw:layer="layout" svg:x1="3.677cm" svg:y1="12.676cm" svg:x2="4.177cm" svg:y2="12.676cm">
                  <text:p/>
                </draw:line>
                <draw:line draw:style-name="gr1" draw:text-style-name="P1" draw:layer="layout" svg:x1="4.677cm" svg:y1="12.676cm" svg:x2="5.177cm" svg:y2="12.676cm">
                  <text:p/>
                </draw:line>
              </draw:g>
              <draw:line draw:style-name="gr8" draw:text-style-name="P1" draw:layer="layout" svg:x1="2.677cm" svg:y1="10.676cm" svg:x2="2.677cm" svg:y2="11.676cm">
                <text:p/>
              </draw:line>
              <draw:line draw:style-name="gr8" draw:text-style-name="P1" draw:layer="layout" svg:x1="3.242cm" svg:y1="10.676cm" svg:x2="3.242cm" svg:y2="11.676cm">
                <text:p/>
              </draw:line>
              <draw:line draw:style-name="gr8" draw:text-style-name="P1" draw:layer="layout" svg:x1="3.833cm" svg:y1="10.676cm" svg:x2="3.833cm" svg:y2="11.676cm">
                <text:p/>
              </draw:line>
              <draw:line draw:style-name="gr8" draw:text-style-name="P1" draw:layer="layout" svg:x1="4.372cm" svg:y1="10.676cm" svg:x2="4.372cm" svg:y2="11.676cm">
                <text:p/>
              </draw:line>
              <draw:line draw:style-name="gr8" draw:text-style-name="P1" draw:layer="layout" svg:x1="4.964cm" svg:y1="10.676cm" svg:x2="4.964cm" svg:y2="11.676cm">
                <text:p/>
              </draw:line>
              <draw:line draw:style-name="gr9" draw:text-style-name="P1" draw:layer="layout" svg:x1="3.957cm" svg:y1="13.176cm" svg:x2="3.968cm" svg:y2="16.508cm">
                <text:p/>
              </draw:line>
              <draw:custom-shape draw:style-name="gr10" draw:text-style-name="P3" draw:layer="layout" svg:width="1.525cm" svg:height="0.76cm" svg:x="3.152cm" svg:y="13.416cm">
                <text:p text:style-name="P1"><text:span text:style-name="T3">git</text:span></text:p>
                <draw:enhanced-geometry svg:viewBox="0 0 21600 21600" draw:glue-points="?f6 10800 10800 21600 ?f5 10800 10800 0" draw:text-areas="?f3 ?f3 ?f4 ?f4" draw:type="trapezoid" draw:modifiers="3425.4259501965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g>
                <draw:rect draw:style-name="gr7" draw:text-style-name="P1" draw:layer="layout" svg:width="3.5cm" svg:height="1.5cm" svg:x="7.152cm" svg:y="17.533cm">
                  <text:p/>
                </draw:rect>
                <draw:line draw:style-name="gr1" draw:text-style-name="P1" draw:layer="layout" svg:x1="7.703cm" svg:y1="18.33cm" svg:x2="8.203cm" svg:y2="18.33cm">
                  <text:p/>
                </draw:line>
                <draw:line draw:style-name="gr1" draw:text-style-name="P1" draw:layer="layout" svg:x1="8.703cm" svg:y1="18.33cm" svg:x2="9.203cm" svg:y2="18.33cm">
                  <text:p/>
                </draw:line>
                <draw:line draw:style-name="gr1" draw:text-style-name="P1" draw:layer="layout" svg:x1="9.703cm" svg:y1="18.33cm" svg:x2="10.203cm" svg:y2="18.33cm">
                  <text:p/>
                </draw:line>
                <draw:line draw:style-name="gr1" draw:text-style-name="P1" draw:layer="layout" svg:x1="7.703cm" svg:y1="18.83cm" svg:x2="8.203cm" svg:y2="18.83cm">
                  <text:p/>
                </draw:line>
                <draw:line draw:style-name="gr1" draw:text-style-name="P1" draw:layer="layout" svg:x1="8.703cm" svg:y1="18.83cm" svg:x2="9.203cm" svg:y2="18.83cm">
                  <text:p/>
                </draw:line>
                <draw:line draw:style-name="gr1" draw:text-style-name="P1" draw:layer="layout" svg:x1="9.703cm" svg:y1="18.83cm" svg:x2="10.203cm" svg:y2="18.83cm">
                  <text:p/>
                </draw:line>
              </draw:g>
              <draw:g>
                <draw:custom-shape draw:style-name="gr2" draw:text-style-name="P1" draw:layer="layout" svg:width="1cm" svg:height="1cm" draw:transform="rotate (1.56835286584181) translate (8.442cm 17.508cm)">
                  <text:p/>
      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      </draw:custom-shape>
                <draw:line draw:style-name="gr3" draw:text-style-name="P1" draw:layer="layout" svg:x1="8.656cm" svg:y1="17.842cm" svg:x2="8.657cm" svg:y2="17.508cm">
                  <text:p/>
                </draw:line>
                <draw:line draw:style-name="gr3" draw:text-style-name="P1" draw:layer="layout" svg:x1="9.248cm" svg:y1="17.844cm" svg:x2="9.249cm" svg:y2="17.51cm">
                  <text:p/>
                </draw:line>
              </draw:g>
              <draw:g>
                <draw:rect draw:style-name="gr7" draw:text-style-name="P1" draw:layer="layout" svg:width="3.5cm" svg:height="1.5cm" svg:x="7.177cm" svg:y="11.676cm">
                  <text:p/>
                </draw:rect>
                <draw:line draw:style-name="gr1" draw:text-style-name="P1" draw:layer="layout" svg:x1="7.677cm" svg:y1="12.176cm" svg:x2="8.177cm" svg:y2="12.176cm">
                  <text:p/>
                </draw:line>
                <draw:line draw:style-name="gr1" draw:text-style-name="P1" draw:layer="layout" svg:x1="8.677cm" svg:y1="12.176cm" svg:x2="9.177cm" svg:y2="12.176cm">
                  <text:p/>
                </draw:line>
                <draw:line draw:style-name="gr1" draw:text-style-name="P1" draw:layer="layout" svg:x1="9.677cm" svg:y1="12.176cm" svg:x2="10.177cm" svg:y2="12.176cm">
                  <text:p/>
                </draw:line>
                <draw:line draw:style-name="gr1" draw:text-style-name="P1" draw:layer="layout" svg:x1="7.677cm" svg:y1="12.676cm" svg:x2="8.177cm" svg:y2="12.676cm">
                  <text:p/>
                </draw:line>
                <draw:line draw:style-name="gr1" draw:text-style-name="P1" draw:layer="layout" svg:x1="8.677cm" svg:y1="12.676cm" svg:x2="9.177cm" svg:y2="12.676cm">
                  <text:p/>
                </draw:line>
                <draw:line draw:style-name="gr1" draw:text-style-name="P1" draw:layer="layout" svg:x1="9.677cm" svg:y1="12.676cm" svg:x2="10.177cm" svg:y2="12.676cm">
                  <text:p/>
                </draw:line>
              </draw:g>
              <draw:line draw:style-name="gr8" draw:text-style-name="P1" draw:layer="layout" svg:x1="7.677cm" svg:y1="10.676cm" svg:x2="7.677cm" svg:y2="11.676cm">
                <text:p/>
              </draw:line>
              <draw:line draw:style-name="gr8" draw:text-style-name="P1" draw:layer="layout" svg:x1="8.242cm" svg:y1="10.676cm" svg:x2="8.242cm" svg:y2="11.676cm">
                <text:p/>
              </draw:line>
              <draw:line draw:style-name="gr8" draw:text-style-name="P1" draw:layer="layout" svg:x1="8.833cm" svg:y1="10.676cm" svg:x2="8.833cm" svg:y2="11.676cm">
                <text:p/>
              </draw:line>
              <draw:line draw:style-name="gr8" draw:text-style-name="P1" draw:layer="layout" svg:x1="9.372cm" svg:y1="10.676cm" svg:x2="9.372cm" svg:y2="11.676cm">
                <text:p/>
              </draw:line>
              <draw:line draw:style-name="gr8" draw:text-style-name="P1" draw:layer="layout" svg:x1="9.964cm" svg:y1="10.676cm" svg:x2="9.964cm" svg:y2="11.676cm">
                <text:p/>
              </draw:line>
              <draw:line draw:style-name="gr9" draw:text-style-name="P1" draw:layer="layout" svg:x1="8.957cm" svg:y1="13.176cm" svg:x2="8.968cm" svg:y2="16.508cm">
                <text:p/>
              </draw:line>
              <draw:custom-shape draw:style-name="gr10" draw:text-style-name="P3" draw:layer="layout" svg:width="1.525cm" svg:height="0.76cm" svg:x="8.152cm" svg:y="13.416cm">
                <text:p text:style-name="P1"><text:span text:style-name="T3">git</text:span></text:p>
                <draw:enhanced-geometry svg:viewBox="0 0 21600 21600" draw:glue-points="?f6 10800 10800 21600 ?f5 10800 10800 0" draw:text-areas="?f3 ?f3 ?f4 ?f4" draw:type="trapezoid" draw:modifiers="3425.4259501965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g>
                <draw:rect draw:style-name="gr7" draw:text-style-name="P1" draw:layer="layout" svg:width="3.5cm" svg:height="1.5cm" svg:x="12.152cm" svg:y="17.533cm">
                  <text:p/>
                </draw:rect>
                <draw:line draw:style-name="gr1" draw:text-style-name="P1" draw:layer="layout" svg:x1="12.703cm" svg:y1="18.33cm" svg:x2="13.203cm" svg:y2="18.33cm">
                  <text:p/>
                </draw:line>
                <draw:line draw:style-name="gr1" draw:text-style-name="P1" draw:layer="layout" svg:x1="13.703cm" svg:y1="18.33cm" svg:x2="14.203cm" svg:y2="18.33cm">
                  <text:p/>
                </draw:line>
                <draw:line draw:style-name="gr1" draw:text-style-name="P1" draw:layer="layout" svg:x1="14.703cm" svg:y1="18.33cm" svg:x2="15.203cm" svg:y2="18.33cm">
                  <text:p/>
                </draw:line>
                <draw:line draw:style-name="gr1" draw:text-style-name="P1" draw:layer="layout" svg:x1="12.703cm" svg:y1="18.83cm" svg:x2="13.203cm" svg:y2="18.83cm">
                  <text:p/>
                </draw:line>
                <draw:line draw:style-name="gr1" draw:text-style-name="P1" draw:layer="layout" svg:x1="13.703cm" svg:y1="18.83cm" svg:x2="14.203cm" svg:y2="18.83cm">
                  <text:p/>
                </draw:line>
                <draw:line draw:style-name="gr1" draw:text-style-name="P1" draw:layer="layout" svg:x1="14.703cm" svg:y1="18.83cm" svg:x2="15.203cm" svg:y2="18.83cm">
                  <text:p/>
                </draw:line>
              </draw:g>
              <draw:g>
                <draw:custom-shape draw:style-name="gr2" draw:text-style-name="P1" draw:layer="layout" svg:width="1cm" svg:height="1cm" draw:transform="rotate (1.56835286584181) translate (13.442cm 17.508cm)">
                  <text:p/>
        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        </draw:custom-shape>
                <draw:line draw:style-name="gr3" draw:text-style-name="P1" draw:layer="layout" svg:x1="13.656cm" svg:y1="17.842cm" svg:x2="13.657cm" svg:y2="17.508cm">
                  <text:p/>
                </draw:line>
                <draw:line draw:style-name="gr3" draw:text-style-name="P1" draw:layer="layout" svg:x1="14.248cm" svg:y1="17.844cm" svg:x2="14.249cm" svg:y2="17.51cm">
                  <text:p/>
                </draw:line>
              </draw:g>
              <draw:g>
                <draw:rect draw:style-name="gr7" draw:text-style-name="P1" draw:layer="layout" svg:width="3.5cm" svg:height="1.5cm" svg:x="12.177cm" svg:y="11.676cm">
                  <text:p/>
                </draw:rect>
                <draw:line draw:style-name="gr1" draw:text-style-name="P1" draw:layer="layout" svg:x1="12.677cm" svg:y1="12.176cm" svg:x2="13.177cm" svg:y2="12.176cm">
                  <text:p/>
                </draw:line>
                <draw:line draw:style-name="gr1" draw:text-style-name="P1" draw:layer="layout" svg:x1="13.677cm" svg:y1="12.176cm" svg:x2="14.177cm" svg:y2="12.176cm">
                  <text:p/>
                </draw:line>
                <draw:line draw:style-name="gr1" draw:text-style-name="P1" draw:layer="layout" svg:x1="14.677cm" svg:y1="12.176cm" svg:x2="15.177cm" svg:y2="12.176cm">
                  <text:p/>
                </draw:line>
                <draw:line draw:style-name="gr1" draw:text-style-name="P1" draw:layer="layout" svg:x1="12.677cm" svg:y1="12.676cm" svg:x2="13.177cm" svg:y2="12.676cm">
                  <text:p/>
                </draw:line>
                <draw:line draw:style-name="gr1" draw:text-style-name="P1" draw:layer="layout" svg:x1="13.677cm" svg:y1="12.676cm" svg:x2="14.177cm" svg:y2="12.676cm">
                  <text:p/>
                </draw:line>
                <draw:line draw:style-name="gr1" draw:text-style-name="P1" draw:layer="layout" svg:x1="14.677cm" svg:y1="12.676cm" svg:x2="15.177cm" svg:y2="12.676cm">
                  <text:p/>
                </draw:line>
              </draw:g>
              <draw:line draw:style-name="gr8" draw:text-style-name="P1" draw:layer="layout" svg:x1="12.677cm" svg:y1="10.676cm" svg:x2="12.677cm" svg:y2="11.676cm">
                <text:p/>
              </draw:line>
              <draw:line draw:style-name="gr8" draw:text-style-name="P1" draw:layer="layout" svg:x1="13.242cm" svg:y1="10.676cm" svg:x2="13.242cm" svg:y2="11.676cm">
                <text:p/>
              </draw:line>
              <draw:line draw:style-name="gr8" draw:text-style-name="P1" draw:layer="layout" svg:x1="13.833cm" svg:y1="10.676cm" svg:x2="13.833cm" svg:y2="11.676cm">
                <text:p/>
              </draw:line>
              <draw:line draw:style-name="gr8" draw:text-style-name="P1" draw:layer="layout" svg:x1="14.372cm" svg:y1="10.676cm" svg:x2="14.372cm" svg:y2="11.676cm">
                <text:p/>
              </draw:line>
              <draw:line draw:style-name="gr8" draw:text-style-name="P1" draw:layer="layout" svg:x1="14.964cm" svg:y1="10.676cm" svg:x2="14.964cm" svg:y2="11.676cm">
                <text:p/>
              </draw:line>
              <draw:line draw:style-name="gr9" draw:text-style-name="P1" draw:layer="layout" svg:x1="13.957cm" svg:y1="13.176cm" svg:x2="13.968cm" svg:y2="16.508cm">
                <text:p/>
              </draw:line>
              <draw:custom-shape draw:style-name="gr10" draw:text-style-name="P3" draw:layer="layout" svg:width="1.525cm" svg:height="0.76cm" svg:x="13.152cm" svg:y="13.416cm">
                <text:p text:style-name="P1"><text:span text:style-name="T3">git</text:span></text:p>
                <draw:enhanced-geometry svg:viewBox="0 0 21600 21600" draw:glue-points="?f6 10800 10800 21600 ?f5 10800 10800 0" draw:text-areas="?f3 ?f3 ?f4 ?f4" draw:type="trapezoid" draw:modifiers="3425.42595019659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line draw:style-name="gr11" draw:text-style-name="P1" draw:id="id1" draw:layer="layout" svg:x1="1.757cm" svg:y1="15.306cm" svg:x2="16.257cm" svg:y2="15.306cm">
              <text:p/>
            </draw:line>
          </draw:g>
          <draw:connector draw:style-name="gr12" draw:text-style-name="P1" draw:layer="layout" draw:type="curve" draw:line-skew="0.047cm" svg:x1="16.257cm" svg:y1="15.306cm" svg:x2="16.855cm" svg:y2="14.681cm" draw:start-shape="id1" svg:d="m16257 15306c0-810 598-498 598-625">
            <text:p/>
          </draw:connector>
          <draw:custom-shape draw:style-name="gr13" draw:text-style-name="P1" draw:layer="layout" svg:width="0.524cm" svg:height="10.502cm" draw:transform="rotate (1.57481058407419) translate (3.679cm 20.67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" draw:text-style-name="P2" draw:layer="layout" svg:width="4.464cm" svg:height="0.907cm" svg:x="5.918cm" svg:y="20.5cm">
            <draw:text-box>
              <text:p text:style-name="P2"><text:span text:style-name="T2">（三个）备份节点</text:span></text:p>
            </draw:text-box>
          </draw:frame>
          <draw:frame draw:style-name="gr4" draw:text-style-name="P4" draw:layer="layout" svg:width="6.765cm" svg:height="0.907cm" svg:x="5.644cm" svg:y="9.393cm">
            <draw:text-box>
              <text:p text:style-name="P4"><text:span text:style-name="T4">享受备份服务的</text:span><text:span text:style-name="T4">(</text:span><text:span text:style-name="T4">一台</text:span><text:span text:style-name="T4">)</text:span><text:span text:style-name="T4">主机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_20_1" draw:display-name="Line Arrow 1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软雅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ee1 </meta:initial-creator>
    <meta:creation-date>2009-09-09T08:40:20</meta:creation-date>
    <dc:date>2009-09-09T10:13:57</dc:date>
    <dc:creator>cee1 </dc:creator>
    <meta:editing-duration>PT00H58M09S</meta:editing-duration>
    <meta:editing-cycles>20</meta:editing-cycles>
    <meta:generator>OpenOffice.org/3.1$Linux OpenOffice.org_project/310m19$Build-9420</meta:generator>
    <meta:document-statistic meta:object-count="101"/>
  </office:meta>
</office:document-meta>
</file>